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super 58%"/>
    </style:style>
    <style:style style:name="T21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52"/>
      <text:p text:style-name="P52"/>
      <text:p text:style-name="P52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52"/>
      <text:p text:style-name="P52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52"/>
      <text:p text:style-name="P52"/>
      <text:p text:style-name="P52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52"/>
      <text:p text:style-name="P52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53"/>
      <text:p text:style-name="P63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54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55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55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56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64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57"/>
      <text:p text:style-name="P57"/>
      <text:p text:style-name="P57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57"/>
      <text:p text:style-name="P57"/>
      <text:p text:style-name="P57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58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59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60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61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62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65"/>
      <text:p text:style-name="P65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66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67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68"/>
      <text:p text:style-name="P68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69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69"/>
      <text:p text:style-name="P69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70"/>
      <text:p text:style-name="P70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71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72"/>
      <text:p text:style-name="P71">D<text:span text:style-name="T12">imecres</text:span><text:tab/><text:span text:style-name="T17">08</text:span>/<text:span text:style-name="T14">11</text:span>/23</text:p>
      <text:p text:style-name="P73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1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08T17:03:55.138008572</dc:date>
    <meta:editing-duration>PT27M52S</meta:editing-duration>
    <meta:editing-cycles>38</meta:editing-cycles>
    <meta:document-statistic meta:table-count="0" meta:image-count="0" meta:object-count="0" meta:page-count="4" meta:paragraph-count="96" meta:word-count="545" meta:character-count="3620" meta:non-whitespace-character-count="3153"/>
  </office:meta>
</office:document-meta>
</file>